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LANOCCA PERALTA PETER JOH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ANOCCA PERALTA, PETER JOH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RAMPO VASQUEZ CRISTIAN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9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7317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1:54:1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